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207f6" officeooo:paragraph-rsid="0007ed8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5pt" fo:font-weight="bold" officeooo:rsid="001207f6" officeooo:paragraph-rsid="0007ed8d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Times New Roman" fo:font-size="14pt" officeooo:paragraph-rsid="0007ed8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adbef5" officeooo:paragraph-rsid="0007ed8d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0268253" officeooo:paragraph-rsid="0007ed8d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Times New Roman" fo:font-size="14pt" fo:font-weight="normal" officeooo:rsid="00268253" officeooo:paragraph-rsid="0007ed8d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0343a94" officeooo:paragraph-rsid="0007ed8d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16bda2d" officeooo:paragraph-rsid="0007ed8d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17c7082" officeooo:paragraph-rsid="0007ed8d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113a591" officeooo:paragraph-rsid="0007ed8d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0e45739" officeooo:paragraph-rsid="0007ed8d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03357eb" officeooo:paragraph-rsid="0007ed8d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0f57033" officeooo:paragraph-rsid="0007ed8d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21056bb" officeooo:paragraph-rsid="0007ed8d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24d789b" officeooo:paragraph-rsid="0007ed8d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24f2e90" officeooo:paragraph-rsid="0007ed8d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2516810" officeooo:paragraph-rsid="0007ed8d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2541481" officeooo:paragraph-rsid="0007ed8d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paragraph-rsid="0007ed8d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28f606a" officeooo:paragraph-rsid="0007ed8d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fo:font-weight="normal" officeooo:rsid="02ac4885" officeooo:paragraph-rsid="0007ed8d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4pt" officeooo:paragraph-rsid="0007ed8d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5pt" fo:font-weight="bold" officeooo:rsid="001207f6" officeooo:paragraph-rsid="0007ed8d" style:font-size-asian="13.1000003814697pt" style:font-weight-asian="bold" style:font-size-complex="15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5pt" fo:font-weight="bold" officeooo:rsid="0213837c" officeooo:paragraph-rsid="0007ed8d" style:font-size-asian="13.1000003814697pt" style:font-weight-asian="bold" style:font-size-complex="15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5pt" fo:font-weight="bold" officeooo:rsid="021abb1f" officeooo:paragraph-rsid="0007ed8d" style:font-size-asian="13.1000003814697pt" style:font-weight-asian="bold" style:font-size-complex="15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5pt" fo:font-weight="bold" officeooo:rsid="024d301a" officeooo:paragraph-rsid="0007ed8d" style:font-size-asian="13.1000003814697pt" style:font-weight-asian="bold" style:font-size-complex="15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style:font-name="Times New Roman" fo:font-size="15pt" fo:font-weight="bold" officeooo:rsid="024d86ec" officeooo:paragraph-rsid="0007ed8d" style:font-size-asian="13.1000003814697pt" style:font-weight-asian="bold" style:font-size-complex="15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officeooo:paragraph-rsid="0007ed8d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paragraph-rsid="0007ed8d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0ded5ba" officeooo:paragraph-rsid="0007ed8d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1219719" officeooo:paragraph-rsid="0007ed8d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12325e6" officeooo:paragraph-rsid="0007ed8d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1237424" officeooo:paragraph-rsid="0007ed8d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109cc09" officeooo:paragraph-rsid="0007ed8d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1258b1d" officeooo:paragraph-rsid="0007ed8d"/>
    </style:style>
    <style:style style:name="P36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1265d76" officeooo:paragraph-rsid="0007ed8d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rsid="00f57033" officeooo:paragraph-rsid="0007ed8d" style:font-size-asian="12.25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1b04485" officeooo:paragraph-rsid="0007ed8d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1b1be5c" officeooo:paragraph-rsid="0007ed8d" style:font-size-asian="12.25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8ac8ab" officeooo:paragraph-rsid="0007ed8d" style:font-size-asian="12.25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abc187" officeooo:paragraph-rsid="0007ed8d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944ae0" officeooo:paragraph-rsid="0007ed8d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a17ab5" officeooo:paragraph-rsid="0007ed8d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adbef5" officeooo:paragraph-rsid="0007ed8d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justify" style:justify-single-word="false" fo:text-indent="0.1252in" style:auto-text-indent="false" fo:break-before="page" fo:background-color="transparent"/>
      <style:text-properties style:font-name="Times New Roman" fo:font-size="14pt" fo:font-weight="normal" officeooo:rsid="028f606a" officeooo:paragraph-rsid="0007ed8d" style:font-size-asian="14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style:font-name="Times New Roman" fo:font-size="14pt" fo:font-weight="normal" officeooo:rsid="00317cfd" officeooo:paragraph-rsid="0007ed8d" style:font-size-asian="12.25pt" style:font-weight-asian="normal" style:font-size-complex="14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style:font-name="Times New Roman" fo:font-size="15pt" fo:font-weight="normal" officeooo:rsid="00589577" officeooo:paragraph-rsid="0007ed8d" style:font-size-asian="13.1000003814697pt" style:font-weight-asian="normal" style:font-size-complex="15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bf9ecd" officeooo:paragraph-rsid="0007ed8d" style:font-size-asian="12.25pt" style:font-weight-asian="normal" style:font-size-complex="14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style:font-name="Times New Roman" fo:font-size="15pt" fo:font-weight="bold" officeooo:rsid="001207f6" officeooo:paragraph-rsid="0007ed8d" style:font-size-asian="13.1000003814697pt" style:font-weight-asian="bold" style:font-size-complex="15pt" style:font-weight-complex="bold"/>
    </style:style>
    <style:style style:name="P50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style:font-name="Times New Roman" fo:font-size="15pt" fo:font-weight="bold" officeooo:rsid="001207f6" officeooo:paragraph-rsid="0007ed8d" style:font-size-asian="13.1000003814697pt" style:font-weight-asian="bold" style:font-size-complex="15pt" style:font-weight-complex="bold"/>
    </style:style>
    <style:style style:name="P51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style:font-name="Times New Roman" fo:font-size="15pt" fo:font-weight="normal" officeooo:rsid="00589577" officeooo:paragraph-rsid="0007ed8d" style:font-size-asian="13.1000003814697pt" style:font-weight-asian="normal" style:font-size-complex="15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adbef5" officeooo:paragraph-rsid="0007ed8d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adbef5" officeooo:paragraph-rsid="0007ed8d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adbef5" officeooo:paragraph-rsid="0007ed8d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252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f57033" officeooo:paragraph-rsid="0007ed8d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 fo:break-before="page"/>
      <style:text-properties style:font-name="Times New Roman" fo:font-size="16pt" fo:font-weight="bold" officeooo:rsid="001207f6" officeooo:paragraph-rsid="0007ed8d" style:font-size-asian="16pt" style:font-weight-asian="bold" style:font-size-complex="16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0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2a17ab5" officeooo:paragraph-rsid="0007ed8d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Preformatted_20_Text">
      <loext:graphic-properties draw:fill="none"/>
      <style:paragraph-properties fo:margin-left="0in" fo:margin-right="0in" fo:text-align="justify" style:justify-single-word="false" fo:text-indent="0.1252in" style:auto-text-indent="false" fo:background-color="transparent"/>
      <style:text-properties fo:color="#000000" style:font-name="Times New Roman" fo:font-size="14pt" fo:font-weight="normal" officeooo:paragraph-rsid="0007ed8d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officeooo:rsid="008ac8ab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abc187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f57033" fo:background-color="transparent" loext:char-shading-value="0" style:font-size-asian="12.25pt" style:font-weight-asian="normal" style:font-size-complex="14pt" style:font-weight-complex="normal" loext:padding="0in" loext:border="none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faf6ee" fo:background-color="transparent" loext:char-shading-value="0" style:font-size-asian="12.25pt" style:font-weight-asian="normal" style:font-size-complex="14pt" style:font-weight-complex="normal" loext:padding="0in" loext:border="none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 officeooo:rsid="03461879" style:font-size-asian="14pt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officeooo:rsid="0062a3bc"/>
    </style:style>
    <style:style style:name="T8" style:family="text">
      <style:text-properties fo:font-variant="normal" fo:text-transform="none" fo:color="#000000" fo:letter-spacing="normal" fo:font-style="normal" officeooo:rsid="00667bef"/>
    </style:style>
    <style:style style:name="T9" style:family="text">
      <style:text-properties fo:font-variant="normal" fo:text-transform="none" fo:color="#000000" fo:letter-spacing="normal" fo:font-style="normal" officeooo:rsid="0067443c"/>
    </style:style>
    <style:style style:name="T10" style:family="text">
      <style:text-properties fo:font-variant="normal" fo:text-transform="none" fo:color="#000000" fo:letter-spacing="normal" fo:font-style="normal" officeooo:rsid="0073c666"/>
    </style:style>
    <style:style style:name="T11" style:family="text">
      <style:text-properties fo:font-variant="normal" fo:text-transform="none" fo:color="#000000" fo:letter-spacing="normal" fo:font-style="normal" officeooo:rsid="00770909"/>
    </style:style>
    <style:style style:name="T12" style:family="text">
      <style:text-properties fo:font-variant="normal" fo:text-transform="none" fo:color="#000000" fo:letter-spacing="normal" fo:font-style="normal" officeooo:rsid="0293f8fc"/>
    </style:style>
    <style:style style:name="T13" style:family="text">
      <style:text-properties fo:font-variant="normal" fo:text-transform="none" fo:color="#000000" fo:letter-spacing="normal" fo:font-style="normal" officeooo:rsid="02944ae0"/>
    </style:style>
    <style:style style:name="T14" style:family="text">
      <style:text-properties fo:font-variant="normal" fo:text-transform="none" fo:color="#000000" fo:letter-spacing="normal" fo:font-style="normal" officeooo:rsid="029aa612"/>
    </style:style>
    <style:style style:name="T15" style:family="text">
      <style:text-properties fo:font-variant="normal" fo:text-transform="none" fo:color="#000000" fo:letter-spacing="normal" fo:font-style="normal" officeooo:rsid="029f1c49"/>
    </style:style>
    <style:style style:name="T16" style:family="text">
      <style:text-properties fo:font-variant="normal" fo:text-transform="none" fo:color="#000000" fo:letter-spacing="normal" fo:font-style="normal" officeooo:rsid="029f1c49" style:font-style-asian="normal" style:font-style-complex="normal"/>
    </style:style>
    <style:style style:name="T17" style:family="text">
      <style:text-properties fo:font-variant="normal" fo:text-transform="none" fo:color="#000000" fo:letter-spacing="normal" fo:font-style="normal" officeooo:rsid="02a17ab5" style:font-style-asian="normal" style:font-style-complex="normal"/>
    </style:style>
    <style:style style:name="T18" style:family="text">
      <style:text-properties fo:font-variant="normal" fo:text-transform="none" fo:color="#000000" fo:letter-spacing="normal" fo:font-style="normal" officeooo:rsid="02b16bc2" style:font-style-asian="normal" style:font-style-complex="normal"/>
    </style:style>
    <style:style style:name="T19" style:family="text">
      <style:text-properties fo:font-variant="normal" fo:text-transform="none" fo:color="#000000" fo:letter-spacing="normal" fo:font-style="normal" officeooo:rsid="02adbef5" style:font-style-asian="normal" style:font-style-complex="normal"/>
    </style:style>
    <style:style style:name="T20" style:family="text">
      <style:text-properties fo:font-variant="normal" fo:text-transform="none" fo:letter-spacing="normal" fo:font-style="normal" style:font-size-asian="14pt" style:font-size-complex="14pt"/>
    </style:style>
    <style:style style:name="T21" style:family="text">
      <style:text-properties fo:font-variant="normal" fo:text-transform="none" fo:letter-spacing="normal" fo:font-style="normal" officeooo:rsid="0073c666" style:font-size-asian="14pt" style:font-size-complex="14pt"/>
    </style:style>
    <style:style style:name="T22" style:family="text">
      <style:text-properties fo:font-variant="normal" fo:text-transform="none" fo:letter-spacing="normal" fo:font-style="normal" officeooo:rsid="00770909" style:font-size-asian="14pt" style:font-size-complex="14pt"/>
    </style:style>
    <style:style style:name="T23" style:family="text">
      <style:text-properties fo:font-variant="normal" fo:text-transform="none" fo:letter-spacing="normal" fo:font-style="normal" officeooo:rsid="00772554" style:font-size-asian="14pt" style:font-size-complex="14pt"/>
    </style:style>
    <style:style style:name="T24" style:family="text">
      <style:text-properties fo:font-variant="normal" fo:text-transform="none" fo:letter-spacing="normal" fo:font-style="normal" officeooo:rsid="029339b8" style:font-size-asian="14pt" style:font-size-complex="14pt"/>
    </style:style>
    <style:style style:name="T25" style:family="text">
      <style:text-properties fo:font-variant="normal" fo:text-transform="none" fo:letter-spacing="normal" fo:font-style="normal" officeooo:rsid="007f738b" style:font-size-asian="14pt" style:font-size-complex="14pt"/>
    </style:style>
    <style:style style:name="T26" style:family="text">
      <style:text-properties fo:font-variant="normal" fo:text-transform="none" fo:letter-spacing="normal" fo:font-style="normal" officeooo:rsid="011a4e4e" style:font-size-asian="14pt" style:font-size-complex="14pt"/>
    </style:style>
    <style:style style:name="T27" style:family="text">
      <style:text-properties fo:font-variant="normal" fo:text-transform="none" fo:letter-spacing="normal" fo:font-style="normal" officeooo:rsid="011b09b2" style:font-size-asian="14pt" style:font-size-complex="14pt"/>
    </style:style>
    <style:style style:name="T28" style:family="text">
      <style:text-properties fo:font-variant="normal" fo:text-transform="none" fo:letter-spacing="normal" fo:font-style="normal" officeooo:rsid="00822000" style:font-size-asian="14pt" style:font-size-complex="14pt"/>
    </style:style>
    <style:style style:name="T29" style:family="text">
      <style:text-properties fo:font-variant="normal" fo:text-transform="none" fo:letter-spacing="normal" fo:font-style="normal" officeooo:rsid="011fae64" style:font-size-asian="14pt" style:font-size-complex="14pt"/>
    </style:style>
    <style:style style:name="T30" style:family="text">
      <style:text-properties fo:font-variant="normal" fo:text-transform="none" fo:letter-spacing="normal" fo:font-style="normal" officeooo:rsid="011dd606" style:font-size-asian="14pt" style:font-size-complex="14pt"/>
    </style:style>
    <style:style style:name="T31" style:family="text">
      <style:text-properties fo:font-variant="normal" fo:text-transform="none" fo:letter-spacing="normal" fo:font-style="normal" officeooo:rsid="0108922c" style:font-size-asian="14pt" style:font-size-complex="14pt"/>
    </style:style>
    <style:style style:name="T32" style:family="text">
      <style:text-properties fo:font-variant="normal" fo:text-transform="none" fo:letter-spacing="normal" fo:font-style="normal" officeooo:rsid="01237424" style:font-size-asian="14pt" style:font-size-complex="14pt"/>
    </style:style>
    <style:style style:name="T33" style:family="text">
      <style:text-properties fo:font-variant="normal" fo:text-transform="none" fo:letter-spacing="normal" fo:font-style="normal" officeooo:rsid="012420d1" style:font-size-asian="14pt" style:font-size-complex="14pt"/>
    </style:style>
    <style:style style:name="T34" style:family="text">
      <style:text-properties fo:font-variant="normal" fo:text-transform="none" fo:letter-spacing="normal" fo:font-style="normal" officeooo:rsid="013646e4" style:font-size-asian="14pt" style:font-size-complex="14pt"/>
    </style:style>
    <style:style style:name="T35" style:family="text">
      <style:text-properties fo:font-variant="normal" fo:text-transform="none" fo:letter-spacing="normal" fo:font-style="normal" officeooo:rsid="01265d76" style:font-size-asian="14pt" style:font-size-complex="14pt"/>
    </style:style>
    <style:style style:name="T36" style:family="text">
      <style:text-properties fo:font-variant="normal" fo:text-transform="none" fo:letter-spacing="normal" fo:font-style="normal" officeooo:rsid="012818be" style:font-size-asian="14pt" style:font-size-complex="14pt"/>
    </style:style>
    <style:style style:name="T37" style:family="text">
      <style:text-properties fo:font-variant="normal" fo:text-transform="none" fo:letter-spacing="normal" fo:font-style="normal" officeooo:rsid="012a20d6" style:font-size-asian="14pt" style:font-size-complex="14pt"/>
    </style:style>
    <style:style style:name="T38" style:family="text">
      <style:text-properties fo:font-variant="normal" fo:text-transform="none" fo:letter-spacing="normal" fo:font-style="normal" officeooo:rsid="0086cef6" style:font-size-asian="14pt" style:font-size-complex="14pt"/>
    </style:style>
    <style:style style:name="T39" style:family="text">
      <style:text-properties fo:font-variant="normal" fo:text-transform="none" fo:letter-spacing="normal" fo:font-style="normal" officeooo:rsid="009c8f7a" style:font-size-asian="12.25pt" style:font-weight-asian="normal" style:font-size-complex="14pt" style:font-weight-complex="normal"/>
    </style:style>
    <style:style style:name="T40" style:family="text">
      <style:text-properties fo:font-variant="normal" fo:text-transform="none" fo:letter-spacing="normal" fo:font-style="normal" officeooo:rsid="00a1cbd3" style:font-size-asian="12.25pt" style:font-weight-asian="normal" style:font-size-complex="14pt" style:font-weight-complex="normal"/>
    </style:style>
    <style:style style:name="T41" style:family="text">
      <style:text-properties fo:font-variant="normal" fo:text-transform="none" fo:letter-spacing="normal" fo:font-style="normal" officeooo:rsid="01ada1be" style:font-size-asian="12.25pt" style:font-weight-asian="normal" style:font-size-complex="14pt" style:font-weight-complex="normal"/>
    </style:style>
    <style:style style:name="T42" style:family="text">
      <style:text-properties fo:font-variant="normal" fo:text-transform="none" fo:letter-spacing="normal" fo:font-style="normal" officeooo:rsid="01b04485" style:font-size-asian="12.25pt" style:font-weight-asian="normal" style:font-size-complex="14pt" style:font-weight-complex="normal"/>
    </style:style>
    <style:style style:name="T43" style:family="text">
      <style:text-properties fo:font-variant="normal" fo:text-transform="none" fo:letter-spacing="normal" fo:font-style="normal" officeooo:rsid="01b1be5c" style:font-size-asian="12.25pt" style:font-weight-asian="normal" style:font-size-complex="14pt" style:font-weight-complex="normal"/>
    </style:style>
    <style:style style:name="T44" style:family="text">
      <style:text-properties fo:font-variant="normal" fo:text-transform="none" fo:letter-spacing="normal" fo:font-style="normal" officeooo:rsid="01ba1f09" style:font-size-asian="12.25pt" style:font-weight-asian="normal" style:font-size-complex="14pt" style:font-weight-complex="normal"/>
    </style:style>
    <style:style style:name="T45" style:family="text">
      <style:text-properties fo:font-variant="normal" fo:text-transform="none" fo:letter-spacing="normal" fo:font-style="normal" officeooo:rsid="00268253" style:font-size-asian="12.25pt" style:font-weight-asian="normal" style:font-size-complex="14pt" style:font-weight-complex="normal"/>
    </style:style>
    <style:style style:name="T46" style:family="text">
      <style:text-properties fo:font-variant="normal" fo:text-transform="none" fo:letter-spacing="normal" fo:font-style="normal" officeooo:rsid="0026daf2" style:font-size-asian="12.25pt" style:font-weight-asian="normal" style:font-size-complex="14pt" style:font-weight-complex="normal"/>
    </style:style>
    <style:style style:name="T47" style:family="text">
      <style:text-properties fo:font-variant="normal" fo:text-transform="none" fo:letter-spacing="normal" fo:font-style="normal" officeooo:rsid="0088dc6a" style:font-size-asian="12.25pt" style:font-weight-asian="normal" style:font-size-complex="14pt" style:font-weight-complex="normal"/>
    </style:style>
    <style:style style:name="T48" style:family="text">
      <style:text-properties fo:font-variant="normal" fo:text-transform="none" fo:letter-spacing="normal" fo:font-style="normal" officeooo:rsid="008ac536" style:font-size-asian="12.25pt" style:font-weight-asian="normal" style:font-size-complex="14pt" style:font-weight-complex="normal"/>
    </style:style>
    <style:style style:name="T49" style:family="text">
      <style:text-properties fo:font-variant="normal" fo:text-transform="none" fo:letter-spacing="normal" fo:font-style="normal" officeooo:rsid="008ac8ab" style:font-size-asian="12.25pt" style:font-weight-asian="normal" style:font-size-complex="14pt" style:font-weight-complex="normal"/>
    </style:style>
    <style:style style:name="T50" style:family="text">
      <style:text-properties fo:font-variant="normal" fo:text-transform="none" fo:letter-spacing="normal" fo:font-style="normal" officeooo:rsid="00bf9ecd" style:font-size-asian="12.25pt" style:font-weight-asian="normal" style:font-size-complex="14pt" style:font-weight-complex="normal"/>
    </style:style>
    <style:style style:name="T51" style:family="text">
      <style:text-properties fo:font-variant="normal" fo:text-transform="none" style:font-name="Times New Roman" fo:letter-spacing="normal" fo:font-style="normal" officeooo:rsid="00bf9ecd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52" style:family="text">
      <style:text-properties fo:font-variant="normal" fo:text-transform="none" style:font-name="Times New Roman" fo:letter-spacing="normal" fo:font-style="normal" fo:background-color="transparent" loext:char-shading-value="0" loext:padding="0in" loext:border="none"/>
    </style:style>
    <style:style style:name="T53" style:family="text">
      <style:text-properties fo:font-variant="normal" fo:text-transform="none" style:font-name="Times New Roman" fo:letter-spacing="normal" fo:font-style="normal" officeooo:rsid="00faf6ee" fo:background-color="transparent" loext:char-shading-value="0" loext:padding="0in" loext:border="none"/>
    </style:style>
    <style:style style:name="T54" style:family="text">
      <style:text-properties fo:font-variant="normal" fo:text-transform="none" style:font-name="Times New Roman" fo:letter-spacing="normal" fo:font-style="normal" officeooo:rsid="013fc3f9" fo:background-color="transparent" loext:char-shading-value="0" loext:padding="0in" loext:border="none"/>
    </style:style>
    <style:style style:name="T55" style:family="text">
      <style:text-properties fo:font-variant="normal" fo:text-transform="none" fo:color="#ed1c24" style:font-name="Times New Roman" fo:font-size="14pt" fo:letter-spacing="normal" fo:font-style="normal" style:font-size-asian="14pt" style:font-weight-asian="normal" style:font-size-complex="14pt" style:font-weight-complex="normal"/>
    </style:style>
    <style:style style:name="T56" style:family="text">
      <style:text-properties fo:color="#ed1c24" style:font-name="Times New Roman" fo:font-size="14pt" style:font-size-asian="14pt" style:font-size-complex="14pt"/>
    </style:style>
    <style:style style:name="T57" style:family="text">
      <style:text-properties fo:color="#ed1c24" style:font-name="Times New Roman" style:font-size-asian="14pt"/>
    </style:style>
    <style:style style:name="T58" style:family="text">
      <style:text-properties officeooo:rsid="016a041d"/>
    </style:style>
    <style:style style:name="T59" style:family="text">
      <style:text-properties officeooo:rsid="016d3729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16d3729" style:font-style-asian="normal" style:font-style-complex="normal"/>
    </style:style>
    <style:style style:name="T62" style:family="text">
      <style:text-properties fo:font-style="normal" officeooo:rsid="01766771" style:font-style-asian="normal" style:font-style-complex="normal"/>
    </style:style>
    <style:style style:name="T63" style:family="text">
      <style:text-properties fo:font-style="normal" officeooo:rsid="01782a25" style:font-style-asian="normal" style:font-style-complex="normal"/>
    </style:style>
    <style:style style:name="T64" style:family="text">
      <style:text-properties fo:font-style="normal" officeooo:rsid="0178f6c5" style:font-style-asian="normal" style:font-style-complex="normal"/>
    </style:style>
    <style:style style:name="T65" style:family="text">
      <style:text-properties fo:font-style="normal" officeooo:rsid="017ad2d5" style:font-style-asian="normal" style:font-style-complex="normal"/>
    </style:style>
    <style:style style:name="T66" style:family="text">
      <style:text-properties fo:font-style="normal" officeooo:rsid="017b14c9" style:font-style-asian="normal" style:font-style-complex="normal"/>
    </style:style>
    <style:style style:name="T67" style:family="text">
      <style:text-properties officeooo:rsid="0026daf2"/>
    </style:style>
    <style:style style:name="T68" style:family="text">
      <style:text-properties officeooo:rsid="018c5a49"/>
    </style:style>
    <style:style style:name="T69" style:family="text">
      <style:text-properties officeooo:rsid="01925f36"/>
    </style:style>
    <style:style style:name="T70" style:family="text">
      <style:text-properties officeooo:rsid="0193f7b2"/>
    </style:style>
    <style:style style:name="T71" style:family="text">
      <style:text-properties officeooo:rsid="01a43133"/>
    </style:style>
    <style:style style:name="T72" style:family="text">
      <style:text-properties officeooo:rsid="010d35f4"/>
    </style:style>
    <style:style style:name="T73" style:family="text">
      <style:text-properties officeooo:rsid="011432ed"/>
    </style:style>
    <style:style style:name="T74" style:family="text">
      <style:text-properties officeooo:rsid="00e0f45e"/>
    </style:style>
    <style:style style:name="T75" style:family="text">
      <style:text-properties officeooo:rsid="00e45739"/>
    </style:style>
    <style:style style:name="T76" style:family="text">
      <style:text-properties officeooo:rsid="00e22658"/>
    </style:style>
    <style:style style:name="T77" style:family="text">
      <style:text-properties officeooo:rsid="00e44ab1"/>
    </style:style>
    <style:style style:name="T78" style:family="text">
      <style:text-properties officeooo:rsid="0050a914"/>
    </style:style>
    <style:style style:name="T79" style:family="text">
      <style:text-properties officeooo:rsid="00faf6ee"/>
    </style:style>
    <style:style style:name="T80" style:family="text">
      <style:text-properties style:font-name="Times New Roman" fo:font-size="14pt" fo:font-weight="normal" officeooo:rsid="009186ee" style:font-size-asian="14pt" style:font-weight-asian="normal" style:font-size-complex="14pt" style:font-weight-complex="normal"/>
    </style:style>
    <style:style style:name="T81" style:family="text">
      <style:text-properties style:font-name="Times New Roman" fo:background-color="transparent" loext:char-shading-value="0" loext:padding="0in" loext:border="none"/>
    </style:style>
    <style:style style:name="T82" style:family="text">
      <style:text-properties style:font-name="Times New Roman" officeooo:rsid="00faf6ee" fo:background-color="transparent" loext:char-shading-value="0" loext:padding="0in" loext:border="none"/>
    </style:style>
    <style:style style:name="T83" style:family="text">
      <style:text-properties style:font-name="Times New Roman" officeooo:rsid="013fc3f9" fo:background-color="transparent" loext:char-shading-value="0" loext:padding="0in" loext:border="none"/>
    </style:style>
    <style:style style:name="T84" style:family="text">
      <style:text-properties officeooo:rsid="01deb88b"/>
    </style:style>
    <style:style style:name="T85" style:family="text">
      <style:text-properties fo:font-size="14pt" style:font-size-asian="12.25pt" style:font-size-complex="14pt"/>
    </style:style>
    <style:style style:name="T86" style:family="text">
      <style:text-properties fo:font-size="14pt" officeooo:rsid="02825485" style:font-size-asian="12.25pt" style:font-size-complex="14pt"/>
    </style:style>
    <style:style style:name="T87" style:family="text">
      <style:text-properties fo:font-size="14pt" officeooo:rsid="02833148" style:font-size-asian="12.25pt" style:font-size-complex="14pt"/>
    </style:style>
    <style:style style:name="T88" style:family="text">
      <style:text-properties fo:font-size="14pt" officeooo:rsid="0263743d" style:font-size-asian="12.25pt" style:font-size-complex="14pt"/>
    </style:style>
    <style:style style:name="T89" style:family="text">
      <style:text-properties fo:font-size="14pt" fo:font-weight="normal" style:font-size-asian="12.25pt" style:font-weight-asian="normal" style:font-size-complex="14pt" style:font-weight-complex="normal"/>
    </style:style>
    <style:style style:name="T90" style:family="text">
      <style:text-properties fo:font-size="14pt" fo:font-weight="normal" officeooo:rsid="01e4680e" style:font-size-asian="12.25pt" style:font-weight-asian="normal" style:font-size-complex="14pt" style:font-weight-complex="normal"/>
    </style:style>
    <style:style style:name="T91" style:family="text">
      <style:text-properties fo:font-size="14pt" fo:font-weight="normal" officeooo:rsid="01e733b5" style:font-size-asian="12.25pt" style:font-weight-asian="normal" style:font-size-complex="14pt" style:font-weight-complex="normal"/>
    </style:style>
    <style:style style:name="T92" style:family="text">
      <style:text-properties fo:font-size="14pt" fo:font-weight="normal" officeooo:rsid="01e7f9ad" style:font-size-asian="12.25pt" style:font-weight-asian="normal" style:font-size-complex="14pt" style:font-weight-complex="normal"/>
    </style:style>
    <style:style style:name="T93" style:family="text">
      <style:text-properties fo:font-size="14pt" fo:font-weight="normal" officeooo:rsid="01e87dbc" style:font-size-asian="12.25pt" style:font-weight-asian="normal" style:font-size-complex="14pt" style:font-weight-complex="normal"/>
    </style:style>
    <style:style style:name="T94" style:family="text">
      <style:text-properties fo:font-size="14pt" fo:font-weight="normal" officeooo:rsid="01e942a5" style:font-size-asian="12.25pt" style:font-weight-asian="normal" style:font-size-complex="14pt" style:font-weight-complex="normal"/>
    </style:style>
    <style:style style:name="T95" style:family="text">
      <style:text-properties fo:font-size="14pt" fo:font-weight="normal" officeooo:rsid="01f515f5" style:font-size-asian="12.25pt" style:font-weight-asian="normal" style:font-size-complex="14pt" style:font-weight-complex="normal"/>
    </style:style>
    <style:style style:name="T96" style:family="text">
      <style:text-properties fo:font-size="14pt" fo:font-weight="normal" officeooo:rsid="01f6e94f" style:font-size-asian="12.25pt" style:font-weight-asian="normal" style:font-size-complex="14pt" style:font-weight-complex="normal"/>
    </style:style>
    <style:style style:name="T97" style:family="text">
      <style:text-properties fo:font-size="14pt" fo:font-weight="normal" officeooo:rsid="0202f105" style:font-size-asian="12.25pt" style:font-weight-asian="normal" style:font-size-complex="14pt" style:font-weight-complex="normal"/>
    </style:style>
    <style:style style:name="T98" style:family="text">
      <style:text-properties fo:font-size="14pt" fo:font-weight="normal" officeooo:rsid="0203de44" style:font-size-asian="12.25pt" style:font-weight-asian="normal" style:font-size-complex="14pt" style:font-weight-complex="normal"/>
    </style:style>
    <style:style style:name="T99" style:family="text">
      <style:text-properties fo:font-size="14pt" fo:font-weight="normal" officeooo:rsid="021056bb" style:font-size-asian="12.25pt" style:font-weight-asian="normal" style:font-size-complex="14pt" style:font-weight-complex="normal"/>
    </style:style>
    <style:style style:name="T100" style:family="text">
      <style:text-properties fo:font-size="14pt" fo:font-weight="normal" officeooo:rsid="021e837e" style:font-size-asian="12.25pt" style:font-weight-asian="normal" style:font-size-complex="14pt" style:font-weight-complex="normal"/>
    </style:style>
    <style:style style:name="T101" style:family="text">
      <style:text-properties fo:font-size="14pt" fo:font-weight="normal" officeooo:rsid="0234923f" style:font-size-asian="12.25pt" style:font-weight-asian="normal" style:font-size-complex="14pt" style:font-weight-complex="normal"/>
    </style:style>
    <style:style style:name="T102" style:family="text">
      <style:text-properties fo:font-size="14pt" fo:font-weight="normal" officeooo:rsid="023c90dc" style:font-size-asian="12.25pt" style:font-weight-asian="normal" style:font-size-complex="14pt" style:font-weight-complex="normal"/>
    </style:style>
    <style:style style:name="T103" style:family="text">
      <style:text-properties fo:font-size="14pt" fo:font-weight="normal" officeooo:rsid="0245d576" style:font-size-asian="12.25pt" style:font-weight-asian="normal" style:font-size-complex="14pt" style:font-weight-complex="normal"/>
    </style:style>
    <style:style style:name="T104" style:family="text">
      <style:text-properties fo:font-size="14pt" fo:font-weight="normal" officeooo:rsid="0296c1ba" style:font-size-asian="12.25pt" style:font-weight-asian="normal" style:font-size-complex="14pt" style:font-weight-complex="normal"/>
    </style:style>
    <style:style style:name="T105" style:family="text">
      <style:text-properties fo:font-size="14pt" fo:font-weight="normal" officeooo:rsid="023e4714" style:font-size-asian="12.25pt" style:font-weight-asian="normal" style:font-size-complex="14pt" style:font-weight-complex="normal"/>
    </style:style>
    <style:style style:name="T106" style:family="text">
      <style:text-properties fo:font-size="14pt" fo:font-weight="normal" officeooo:rsid="0246f96b" style:font-size-asian="12.25pt" style:font-weight-asian="normal" style:font-size-complex="14pt" style:font-weight-complex="normal"/>
    </style:style>
    <style:style style:name="T107" style:family="text">
      <style:text-properties fo:font-size="14pt" fo:font-weight="normal" officeooo:rsid="024d789b" style:font-size-asian="12.25pt" style:font-weight-asian="normal" style:font-size-complex="14pt" style:font-weight-complex="normal"/>
    </style:style>
    <style:style style:name="T108" style:family="text">
      <style:text-properties fo:font-size="14pt" fo:font-weight="normal" officeooo:rsid="024f2e90" style:font-size-asian="12.25pt" style:font-weight-asian="normal" style:font-size-complex="14pt" style:font-weight-complex="normal"/>
    </style:style>
    <style:style style:name="T109" style:family="text">
      <style:text-properties fo:font-size="14pt" fo:font-weight="normal" officeooo:rsid="02516810" style:font-size-asian="12.25pt" style:font-weight-asian="normal" style:font-size-complex="14pt" style:font-weight-complex="normal"/>
    </style:style>
    <style:style style:name="T110" style:family="text">
      <style:text-properties fo:font-size="14pt" fo:font-weight="normal" officeooo:rsid="02541481" style:font-size-asian="12.25pt" style:font-weight-asian="normal" style:font-size-complex="14pt" style:font-weight-complex="normal"/>
    </style:style>
    <style:style style:name="T111" style:family="text">
      <style:text-properties fo:font-size="14pt" fo:font-weight="normal" officeooo:rsid="02541927" style:font-size-asian="12.25pt" style:font-weight-asian="normal" style:font-size-complex="14pt" style:font-weight-complex="normal"/>
    </style:style>
    <style:style style:name="T112" style:family="text">
      <style:text-properties fo:font-size="14pt" fo:font-weight="normal" officeooo:rsid="0263743d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ài đặt domain</text:p>
      <text:p text:style-name="P46">Bên Server:</text:p>
      <text:p text:style-name="P5">- Sửa file /etc/hosts</text:p>
      <text:p text:style-name="P7">127.0.0.1<text:tab/>domai.com</text:p>
      <text:p text:style-name="P7">- <text:span text:style-name="T58">Sửa file /etc/apache2/apache2.conf thêm vào dòng 70</text:span></text:p>
      <text:p text:style-name="P8">ServerName <text:a xlink:type="simple" xlink:href="http://www.domain.com/" text:style-name="Internet_20_link" text:visited-style-name="Visited_20_Internet_20_Link">www.domain.com</text:a></text:p>
      <text:p text:style-name="P8">- <text:span text:style-name="T59">sửa file </text:span><text:span text:style-name="T61">/etc/apache2/</text:span><text:span text:style-name="T62">conf-avai</text:span><text:span text:style-name="T63">l</text:span><text:span text:style-name="T62">able/</text:span><text:span text:style-name="T64">security.</text:span><text:span text:style-name="T65">conf </text:span><text:span text:style-name="T66">sửa ServerTokens</text:span></text:p>
      <text:p text:style-name="P9"><text:span text:style-name="T65">Từ On </text:span><text:span text:style-name="T60">sang Prod</text:span></text:p>
      <text:p text:style-name="P5">- Sửa file /etc/apache2/sites-available/domain.<text:span text:style-name="T67">com.conf (tạo mới hoặc sửa file mặc định và đổi tên) và sửa như sau:</text:span></text:p>
      <text:p text:style-name="P6">&lt;VirtualHost *:80&gt;</text:p>
      <text:p text:style-name="P6">ServerAdmin webmaster@localhost</text:p>
      <text:p text:style-name="P6">ServerName domai<text:span text:style-name="T68">.com</text:span></text:p>
      <text:p text:style-name="P6">ServerAlias www.domain.com</text:p>
      <text:p text:style-name="P6">DocumentRoot “<text:span text:style-name="T69">Đường dẫn đến file web” (Có thể dùng đường dẫn mặc định là /var/www/html)</text:span></text:p>
      <text:p text:style-name="P6"/>
      <text:p text:style-name="P6">ErrorLog /home/domain.com/logs/error.log <text:span text:style-name="T70">(Tạo đường dẫn hoặc dùng file mặc định trong /var/log)</text:span></text:p>
      <text:p text:style-name="P6">CustomLog /home/domain.com/logs/access.log combined <text:span text:style-name="T70">(Tạo đường dẫn hoặc dùng file mặc định trong /var/log)</text:span></text:p>
      <text:p text:style-name="P6"/>
      <text:p text:style-name="P6">&lt;Directory “<text:span text:style-name="T71">Đường dẫn đến file web”</text:span>&gt;</text:p>
      <text:p text:style-name="P6">AllowOverride AuthConfig FileInfo Limit Options=IncludesNOEXEC,MultiViews,SymLinksIfOwnerMatch,FollowSymLinks,None</text:p>
      <text:p text:style-name="P6">Options -ExecCGI -Includes +IncludesNOEXEC -Indexes</text:p>
      <text:p text:style-name="P6">&lt;/Directory&gt;</text:p>
      <text:p text:style-name="P6">&lt;/VirtualHost&gt;</text:p>
      <text:p text:style-name="P5">- <text:span text:style-name="T72">Có thể xóa file mặc định cũ của apache hoặc chỉnh sửa file đó hay tạo file mới và tắt file mặc định bằng câu lệnh sau:</text:span></text:p>
      <text:p text:style-name="P10">#sudo a2dis<text:span text:style-name="T73">site &lt;file mặc định&gt;</text:span></text:p>
      <text:p text:style-name="P5">- <text:span text:style-name="T74">Gõ các lệnh sau:</text:span></text:p>
      <text:p text:style-name="P5"><text:span text:style-name="T75">#sudo </text:span>a2enmod <text:span text:style-name="T76">rewrite</text:span></text:p>
      <text:p text:style-name="P5"><text:span text:style-name="T75">#sudo </text:span>a2ensite domain.<text:span text:style-name="T77">com.conf</text:span></text:p>
      <text:p text:style-name="P11">#sudo service apache2 restart</text:p>
      <text:p text:style-name="P12">Bên Client:</text:p>
      <text:p text:style-name="P5">- Sửa file /etc/hosts</text:p>
      <text:p text:style-name="P7">IP_<text:span text:style-name="T78">Server</text:span><text:tab/>domai.com</text:p>
      <text:p text:style-name="P13">- Tiến hành truy cập theo link: “<text:span text:style-name="T79">http://domain.com”</text:span></text:p>
      <text:p text:style-name="P7"/>
      <text:p text:style-name="P28"><text:span text:style-name="T80">Tài liệu tham khảo: </text:span><text:a xlink:type="simple" xlink:href="https://sanvu88.net/cai-dat-apache-tren-ubuntu.html?fbclid=IwAR19AiHpUSf6QbE2MlODezefw-S87KhulVN87-hoMPJBVP3h1h8NOkPcMEU" text:style-name="Internet_20_link" text:visited-style-name="Visited_20_Internet_20_Link"><text:span text:style-name="T56">https://sanvu88.net/cai-dat-apache-tren-ubuntu.html?fbclid=IwAR19AiHpUSf6QbE2MlODezefw-S87KhulVN87-hoMPJBVP3h1h8NOkPcMEU</text:span></text:a></text:p>
      <text:p text:style-name="P22"/>
      <text:p text:style-name="P1"><text:soft-page-break/>2. Cài đặt https</text:p>
      <text:p text:style-name="P47">- Tạo chứng chỉ SSL bằng các câu lệnh sau:</text:p>
      <text:p text:style-name="P19"><text:span text:style-name="T6">openssl genrsa -out </text:span><text:span text:style-name="T7">domain</text:span><text:span text:style-name="T6">.com.key 2048</text:span></text:p>
      <text:p text:style-name="P19"><text:span text:style-name="T6">openssl req -new -key </text:span><text:span text:style-name="T8">domain</text:span><text:span text:style-name="T6">.com.key -out </text:span><text:span text:style-name="T8">domain</text:span><text:span text:style-name="T6">.com.csr</text:span></text:p>
      <text:p text:style-name="P19"><text:span text:style-name="T6">openssl x509 -req -days 365 -in </text:span><text:span text:style-name="T9">domain</text:span><text:span text:style-name="T6">.com.csr -signkey </text:span><text:span text:style-name="T9">domain</text:span><text:span text:style-name="T6">.com.key -out </text:span><text:span text:style-name="T9">domain</text:span><text:span text:style-name="T6">.com.crt</text:span></text:p>
      <text:p text:style-name="P29"><text:span text:style-name="T20">- </text:span><text:span text:style-name="T21">Copy các self-certificate </text:span><text:span text:style-name="T22">vào đường dẫn /etc/</text:span><text:span text:style-name="T23">ssl/certs và private </text:span><text:span text:style-name="T24">bằng câu lệnh cp</text:span></text:p>
      <text:p text:style-name="P29"><text:span text:style-name="T23">- </text:span><text:span text:style-name="T25">Kích hoạt </text:span><text:span text:style-name="T26">https </text:span><text:span text:style-name="T27">chúng ta cần</text:span></text:p>
      <text:p text:style-name="P30"><text:span text:style-name="T28">#</text:span><text:span text:style-name="T20">sudo ufw allow ‘Apache </text:span><text:span text:style-name="T29">F</text:span><text:span text:style-name="T30">ull’</text:span></text:p>
      <text:p text:style-name="P31"><text:span text:style-name="T30">#</text:span><text:span text:style-name="T20">sudo ufw delete allow ‘Apache’</text:span></text:p>
      <text:p text:style-name="P31"><text:span text:style-name="T39">- </text:span><text:span text:style-name="T40">Cấu hình thêm SSL và chỉnh sửa file /etc/apache2/sites-avalable/domain-ssl.conf </text:span><text:span text:style-name="T41">(tạo mới hoặc chỉnh sửa file mặc định và đổi tên) </text:span><text:span text:style-name="T42">và sửa như sau:</text:span></text:p>
      <text:p text:style-name="P38">ServerName www.chimrio.com</text:p>
      <text:p text:style-name="P31"><text:span text:style-name="T42">DocumentRoot “Đường dẫn đến </text:span><text:span text:style-name="T43">file web”</text:span></text:p>
      <text:p text:style-name="P39">SSLEngine on</text:p>
      <text:p text:style-name="P39">SSLProtocol all</text:p>
      <text:p text:style-name="P31"><text:span text:style-name="T43">SSLCertificateFile <text:s text:c="5"/>/etc/ssl/certs/do</text:span><text:span text:style-name="T44">main</text:span><text:span text:style-name="T43">.com.crt</text:span></text:p>
      <text:p text:style-name="P31"><text:span text:style-name="T43">SSLCertificateKeyFile /etc/ssl/private/do</text:span><text:span text:style-name="T44">main</text:span><text:span text:style-name="T43">.com.key</text:span></text:p>
      <text:p text:style-name="P30"><text:span text:style-name="T20">- </text:span><text:span text:style-name="T31">Gõ tiếp các lệnh sau:</text:span></text:p>
      <text:p text:style-name="P32"><text:span text:style-name="T31">#</text:span><text:span text:style-name="T20">sudo a2enmod </text:span><text:span text:style-name="T32">ssl</text:span></text:p>
      <text:p text:style-name="P33"><text:span text:style-name="T20">#sudo a2enmod </text:span><text:span text:style-name="T33">headers</text:span></text:p>
      <text:p text:style-name="P34"><text:span text:style-name="T31">#</text:span><text:span text:style-name="T20">sudo a2ensite domain-ssl.conf</text:span></text:p>
      <text:p text:style-name="P35"><text:span text:style-name="T20">- Sau đó check cấu hình của file chúng ta đã tạo domain</text:span><text:span text:style-name="T34">-ssl.conf</text:span><text:span text:style-name="T20"> hoặc chỉnh sửa file mặc định </text:span><text:span text:style-name="T35">bằng câu lệnh sau:</text:span></text:p>
      <text:p text:style-name="P36"><text:span text:style-name="T20">#</text:span><text:span text:style-name="T36">sudo apache2ctl </text:span><text:span text:style-name="T37">configtest</text:span></text:p>
      <text:p text:style-name="P29"><text:span text:style-name="T28">- </text:span><text:span text:style-name="T38">Chỉnh sửa file </text:span><text:span text:style-name="T45">/etc/apache2/sites-available/domain.</text:span><text:span text:style-name="T46">com.conf </text:span><text:span text:style-name="T47">bằng cách </text:span><text:span text:style-name="T48">Redirect </text:span><text:span text:style-name="T49">từ http </text:span><text:span text:style-name="T39">sang https. </text:span><text:span text:style-name="T50">Câu lệnh:</text:span></text:p>
      <text:p text:style-name="P48">….</text:p>
      <text:p text:style-name="P58"><text:span text:style-name="Source_20_Text"><text:span text:style-name="T51">Redirect "/" "</text:span></text:span><text:a xlink:type="simple" xlink:href="https://your_domain_or_IP/" text:style-name="Internet_20_link" text:visited-style-name="Visited_20_Internet_20_Link"><text:span text:style-name="Source_20_Text"><text:span text:style-name="T51">https://your_domain_or_IP/</text:span></text:span></text:a><text:span text:style-name="Source_20_Text"><text:span text:style-name="T51">"</text:span></text:span></text:p>
      <text:p text:style-name="P58"><text:span text:style-name="Source_20_Text"><text:span text:style-name="T51">….</text:span></text:span></text:p>
      <text:p text:style-name="P37"><text:span text:style-name="Source_20_Text"><text:span text:style-name="T52">- Tiến hành truy cập theo link: “</text:span></text:span><text:span text:style-name="Source_20_Text"><text:span text:style-name="T53">http</text:span></text:span><text:span text:style-name="Source_20_Text"><text:span text:style-name="T54">s</text:span></text:span><text:span text:style-name="Source_20_Text"><text:span text:style-name="T53">://domain.com”</text:span></text:span></text:p>
      <text:p text:style-name="P40"/>
      <text:p text:style-name="P28"><text:span text:style-name="T1">Tài </text:span><text:span text:style-name="T2">liệu tham khảo: </text:span><text:a xlink:type="simple" xlink:href="https://www.digitalocean.com/community/tutorials/how-to-create-a-self-signed-ssl-certificate-for-apache-in-ubuntu-18-04" text:style-name="Internet_20_link" text:visited-style-name="Visited_20_Internet_20_Link"><text:span text:style-name="T55">https://www.digitalocean.com/community/tutorials/how-to-create-a-self-signed-ssl-certificate-for-apache-in-ubuntu-18-04</text:span></text:a></text:p>
      <text:p text:style-name="P41"/>
      <text:p text:style-name="P2"/>
      <text:p text:style-name="P56">3. Cài đặt Proxy <text:span text:style-name="T84">(Dùng Nginx làm Reverse Proxy)</text:span></text:p>
      <text:p text:style-name="P49"><text:span text:style-name="T85">A. </text:span><text:span text:style-name="T86">Reverse Proxy với http</text:span></text:p>
      <text:p text:style-name="P23"><text:span text:style-name="T89">- </text:span><text:span text:style-name="T90">Tạo file /etc/apt/</text:span><text:span text:style-name="T91">sour</text:span><text:span text:style-name="T92">ces.list.d/</text:span><text:span text:style-name="T93">nginx.list </text:span><text:span text:style-name="T94">với nội dung sau:</text:span></text:p>
      <text:p text:style-name="P23"><text:span text:style-name="T94">deb http://nginx.org/packages/mainline/O5/ </text:span><text:span text:style-name="T95">bionic</text:span><text:span text:style-name="T94"> nginx</text:span></text:p>
      <text:p text:style-name="P23"><text:span text:style-name="T94">deb-src http://nginx.org/packages/mainline/O5/ </text:span><text:span text:style-name="T96">bionic</text:span><text:span text:style-name="T94"> nginx</text:span></text:p>
      <text:p text:style-name="P23"><text:span text:style-name="T94">- </text:span><text:span text:style-name="T97">Sau đó cập nhập direction </text:span><text:span text:style-name="T98">và tải ứng dụng về </text:span><text:span text:style-name="T99">bằng các câu lênh sau:</text:span></text:p>
      <text:p text:style-name="P24"><text:span text:style-name="T99"># wget </text:span><text:a xlink:type="simple" xlink:href="http://nginx.org/keys/nginx_signing.key" text:style-name="Internet_20_link" text:visited-style-name="Visited_20_Internet_20_Link"><text:span text:style-name="T99">http://nginx.org/keys/nginx_signing.key</text:span></text:a></text:p>
      <text:p text:style-name="P14"># apt-key add nginx_signing.key</text:p>
      <text:p text:style-name="P14"># apt-get update</text:p>
      <text:p text:style-name="P14"># apt-get install -y nginx</text:p>
      <text:p text:style-name="P25"><text:span text:style-name="T99">- Do apache </text:span><text:span text:style-name="T100">và nginx đều chạy mặc định ở cổng 80 nên để không bị đè lên nhau thì chúng ta cần phải đổi cổng của apache </text:span><text:span text:style-name="T101">bằng cách sửa các file sau:</text:span></text:p>
      <text:p text:style-name="P25"><text:span text:style-name="T101">/etc/apac</text:span><text:span text:style-name="T102">he2/port.conf </text:span><text:span text:style-name="T103">từ port 80 sang port 8080,</text:span><text:span text:style-name="T104">port</text:span><text:span text:style-name="T103"> </text:span><text:span text:style-name="T104">443 sang port 4433</text:span></text:p>
      <text:p text:style-name="P25"><text:span text:style-name="T102">/etc/apache2/sites-available/domain.</text:span><text:span text:style-name="T105">com.conf </text:span><text:span text:style-name="T103">từ port 80 sang port 8080</text:span></text:p>
      <text:p text:style-name="P25"><text:span text:style-name="T105">/etc/apache2/sites-available/domain-ssl.conf </text:span><text:span text:style-name="T103">từ port </text:span><text:span text:style-name="T106">443</text:span><text:span text:style-name="T103"> sang port </text:span><text:span text:style-name="T106">4433</text:span></text:p>
      <text:p text:style-name="P26"><text:span text:style-name="T106">- </text:span><text:span text:style-name="T89">Chỉnh sửa file /etc/nginx/conf.d/default.co</text:span><text:span text:style-name="T107">nf</text:span></text:p>
      <text:p text:style-name="P15">server {</text:p>
      <text:p text:style-name="P15"><text:tab/>….</text:p>
      <text:p text:style-name="P27"><text:span text:style-name="T107"><text:tab/>server_</text:span><text:span text:style-name="T89">name <text:s text:c="4"/></text:span><text:span text:style-name="T108">domain.com;</text:span></text:p>
      <text:p text:style-name="P16"><text:tab/>…. </text:p>
      <text:p text:style-name="P27"><text:span text:style-name="T108"><text:tab/></text:span><text:span text:style-name="T109">location / {</text:span></text:p>
      <text:p text:style-name="P17"><text:tab/><text:tab/>…. </text:p>
      <text:p text:style-name="P27"><text:span text:style-name="T109"><text:tab/><text:tab/></text:span><text:span text:style-name="T110">proxy_pass </text:span><text:a xlink:type="simple" xlink:href="http://domain.com:8080/" text:style-name="Internet_20_link" text:visited-style-name="Visited_20_Internet_20_Link"><text:span text:style-name="T110">http://domain.</text:span></text:a><text:a xlink:type="simple" xlink:href="http://domain.com:8080/" text:style-name="Internet_20_link" text:visited-style-name="Visited_20_Internet_20_Link"><text:span text:style-name="T111">com</text:span></text:a><text:a xlink:type="simple" xlink:href="http://domain.com:8080/" text:style-name="Internet_20_link" text:visited-style-name="Visited_20_Internet_20_Link"><text:span text:style-name="T110">:8080</text:span></text:a><text:span text:style-name="T110">;</text:span></text:p>
      <text:p text:style-name="P18"><text:tab/>}</text:p>
      <text:p text:style-name="P18"><text:tab/>….</text:p>
      <text:p text:style-name="P18">}</text:p>
      <text:p text:style-name="P27"><text:span text:style-name="T110">- </text:span><text:span text:style-name="T112">Restart lại 2 service: apache và nginx</text:span></text:p>
      <text:p text:style-name="P27"><text:span text:style-name="T112">-</text:span><text:span text:style-name="Source_20_Text"><text:span text:style-name="T3"> Tiến hành truy cập theo link: “</text:span></text:span><text:span text:style-name="Source_20_Text"><text:span text:style-name="T4">http://domain.com”</text:span></text:span></text:p>
      <text:p text:style-name="P49"><text:span text:style-name="T87">B</text:span><text:span text:style-name="T88">. </text:span><text:span text:style-name="T86">Reverse Proxy với http</text:span><text:span text:style-name="T87">s</text:span></text:p>
      <text:p text:style-name="P47">- Tạo chứng chỉ SSL bằng các câu lệnh sau:</text:p>
      <text:p text:style-name="P19"><text:span text:style-name="T6">openssl genrsa -out </text:span><text:span text:style-name="T7">domain</text:span><text:span text:style-name="T6">.com.key 2048</text:span></text:p>
      <text:p text:style-name="P19"><text:span text:style-name="T6">openssl req -new -key </text:span><text:span text:style-name="T8">domain</text:span><text:span text:style-name="T6">.com.key -out </text:span><text:span text:style-name="T8">domain</text:span><text:span text:style-name="T6">.com.csr</text:span></text:p>
      <text:p text:style-name="P20"><text:span text:style-name="T6">openssl x509 -req -days 365 -in </text:span><text:span text:style-name="T9">domain</text:span><text:span text:style-name="T6">.com.csr -signkey </text:span><text:span text:style-name="T9">domain</text:span><text:span text:style-name="T6">.com.key -out </text:span><text:span text:style-name="T9">domain</text:span><text:span text:style-name="T6">.com.crt</text:span></text:p>
      <text:p text:style-name="P20"><text:span text:style-name="T6">- </text:span><text:span text:style-name="T10">Copy các self-certificate </text:span><text:span text:style-name="T11">vào đường dẫn /etc/</text:span><text:span text:style-name="T12">nginx </text:span><text:span text:style-name="T13">bằng câu lệnh cp</text:span></text:p>
      <text:p text:style-name="P42"/>
      <text:p text:style-name="P45"><text:span text:style-name="T13">- </text:span><text:span text:style-name="T14">Sau đó </text:span><text:span text:style-name="T15">tạo hoặc chỉnh sửa file ở đường dẫn </text:span><text:span text:style-name="T16">/etc/</text:span><text:span text:style-name="T17">nginx/conf.d </text:span><text:span text:style-name="T18">và sửa file như sau:</text:span></text:p>
      <text:p text:style-name="P43">server {</text:p>
      <text:p text:style-name="P43"><text:s text:c="4"/>listen 80;</text:p>
      <text:p text:style-name="P43"><text:s text:c="4"/>return 301 https://$host$request_uri;</text:p>
      <text:p text:style-name="P43">}</text:p>
      <text:p text:style-name="P43">server {</text:p>
      <text:p text:style-name="P43"><text:s text:c="4"/>listen <text:s text:c="6"/>443;</text:p>
      <text:p text:style-name="P43"><text:s text:c="4"/>server_name <text:s/>chimrio.com;</text:p>
      <text:p text:style-name="P43"/>
      <text:p text:style-name="P43"><text:s text:c="4"/>ssl_certificate <text:s text:c="9"/>/etc/nginx/chimrio.com.crt;</text:p>
      <text:p text:style-name="P43"><text:s text:c="4"/>ssl_certificate_key <text:s text:c="5"/>/etc/nginx/chimrio.com.key;</text:p>
      <text:p text:style-name="P43"/>
      <text:p text:style-name="P43"><text:s text:c="4"/>ssl on;</text:p>
      <text:p text:style-name="P43"><text:s text:c="4"/>ssl_session_cache <text:s/>builtin:1000 <text:s/>shared:SSL:10m;</text:p>
      <text:p text:style-name="P43"><text:s text:c="4"/>ssl_protocols <text:s/>TLSv1 TLSv1.1 TLSv1.2;</text:p>
      <text:p text:style-name="P57"><text:s text:c="4"/>ssl_ciphers HIGH:!aNULL:!eNULL:!EXPORT:!CAMELLIA:!DES:!MD5:!PSK:!RC4;</text:p>
      <text:p text:style-name="P43"><text:s text:c="4"/>ssl_prefer_server_ciphers on;</text:p>
      <text:p text:style-name="P43"><text:s text:c="4"/>….</text:p>
      <text:p text:style-name="P21"><text:span text:style-name="T17"><text:s text:c="4"/></text:span><text:span text:style-name="T19">location / {</text:span></text:p>
      <text:p text:style-name="P44"><text:tab/>….</text:p>
      <text:p text:style-name="P44"><text:tab/>proxy_set_header <text:s text:c="7"/>Host $host;</text:p>
      <text:p text:style-name="P44"><text:s text:c="8"/>proxy_set_header <text:s text:c="7"/>X-Real-IP $remote_addr;</text:p>
      <text:p text:style-name="P44"><text:s text:c="8"/>proxy_set_header <text:s text:c="7"/>X-Forwarded-For $proxy_add_x_forwarded_for;</text:p>
      <text:p text:style-name="P44"><text:s text:c="8"/>proxy_set_header <text:s text:c="7"/>X-Forwarded-Proto $scheme;</text:p>
      <text:p text:style-name="P44"/>
      <text:p text:style-name="P44"><text:s text:c="8"/>proxy_pass http://chimrio.com:8080;</text:p>
      <text:p text:style-name="P44"><text:s text:c="8"/>proxy_read_timeout 60;</text:p>
      <text:p text:style-name="P52"><text:s text:c="5"/>}</text:p>
      <text:p text:style-name="P52"><text:s text:c="5"/>….</text:p>
      <text:p text:style-name="P52">}</text:p>
      <text:p text:style-name="P55"><text:span text:style-name="Source_20_Text"><text:span text:style-name="T81">- Tiến hành truy cập theo link: “</text:span></text:span><text:span text:style-name="Source_20_Text"><text:span text:style-name="T82">http</text:span></text:span><text:span text:style-name="Source_20_Text"><text:span text:style-name="T83">s</text:span></text:span><text:span text:style-name="Source_20_Text"><text:span text:style-name="T82">://domain.com”</text:span></text:span></text:p>
      <text:p text:style-name="P4"/>
      <text:p text:style-name="P3"><text:span text:style-name="T5">Tài liệu tham khảo: </text:span><text:a xlink:type="simple" xlink:href="https://secure.vinahost.vn/ac/knowledgebase/257/Cu-hinh-SSL-cho-Nginx-lam-Reverse-Proxy.html?fbclid=IwAR0wnJxM7MCe51Ko1yQUUxXCob61CzZnzcSVJ4vmjFKO4SBFk27t3VZBY-w" text:style-name="Internet_20_link" text:visited-style-name="Visited_20_Internet_20_Link"><text:span text:style-name="T57">https://secure.vinahost.vn/ac/knowledgebase/257/Cu-hinh-SSL-cho-Nginx-lam-Reverse-Proxy.html?fbclid=IwAR0wnJxM7MCe51Ko1yQUUxXCob61CzZnzcSVJ4vmjFKO4SBFk27t3VZBY-w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7:18:48.259047393</meta:creation-date>
    <meta:generator>LibreOffice/6.0.7.3$Linux_X86_64 LibreOffice_project/00m0$Build-3</meta:generator>
    <dc:date>2019-07-27T17:20:03.923054136</dc:date>
    <meta:editing-duration>PT1M15S</meta:editing-duration>
    <meta:editing-cycles>2</meta:editing-cycles>
    <meta:document-statistic meta:table-count="0" meta:image-count="0" meta:object-count="0" meta:page-count="4" meta:paragraph-count="122" meta:word-count="658" meta:character-count="5237" meta:non-whitespace-character-count="4524"/>
  </office:meta>
</office:document-meta>
</file>